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E0000024E148106850666D16F.png" manifest:media-type="image/png"/>
  <manifest:file-entry manifest:full-path="Pictures/10000000000002D30000023D52ABD6435A105BC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c851" officeooo:paragraph-rsid="0012c851"/>
    </style:style>
    <style:style style:name="T1" style:family="text">
      <style:text-properties officeooo:rsid="00148d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1.</text:p>
      <text:p text:style-name="P1"><draw:frame draw:style-name="fr2" draw:name="Imagen1" text:anchor-type="char" svg:width="14.282cm" svg:height="11.735cm" draw:z-index="0"><draw:image xlink:href="Pictures/10000000000002CE0000024E148106850666D16F.png" xlink:type="simple" xlink:show="embed" xlink:actuate="onLoad" draw:mime-type="image/png"/></draw:frame><text:line-break/>2.</text:p>
      <text:p text:style-name="P1"><draw:frame draw:style-name="fr1" draw:name="Imagen2" text:anchor-type="char" svg:x="1.494cm" svg:y="0.393cm" svg:width="13.704cm" svg:height="10.86cm" draw:z-index="1"><draw:image xlink:href="Pictures/10000000000002D30000023D52ABD6435A105BC1.png" xlink:type="simple" xlink:show="embed" xlink:actuate="onLoad" draw:mime-type="image/png"/></draw:frame></text:p>
      <text:p text:style-name="P1"><text:soft-page-break/><text:line-break/><text:span text:style-name="T1">3.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1T18:03:26.501000000</meta:creation-date>
    <dc:date>2022-04-21T18:19:05.339000000</dc:date>
    <meta:editing-duration>PT5M28S</meta:editing-duration>
    <meta:editing-cycles>1</meta:editing-cycles>
    <meta:document-statistic meta:table-count="0" meta:image-count="2" meta:object-count="0" meta:page-count="2" meta:paragraph-count="3" meta:word-count="3" meta:character-count="8" meta:non-whitespace-character-count="6"/>
    <meta:generator>LibreOffice/7.0.6.2$Windows_X86_64 LibreOffice_project/144abb84a525d8e30c9dbbefa69cbbf2d8d4ae3b</meta:generator>
  </office:meta>
</office:document-meta>
</file>